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21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fonction du système de refroidissement d’un ordinateur est de <text:span text:style-name="Strong_20_Emphasis">évacuer la chaleur produite par les composants électroniques</text:span> afin de maintenir une température optimale et éviter la surchauff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18T11:08:40.323000000</meta:creation-date>
    <dc:date>2025-09-18T11:23:03.410000000</dc:date>
    <meta:editing-duration>PT4M13S</meta:editing-duration>
    <meta:editing-cycles>1</meta:editing-cycles>
    <meta:document-statistic meta:table-count="0" meta:image-count="0" meta:object-count="0" meta:page-count="1" meta:paragraph-count="1" meta:word-count="28" meta:character-count="194" meta:non-whitespace-character-count="166"/>
    <meta:generator>LibreOffice/7.3.2.2$Windows_X86_64 LibreOffice_project/49f2b1bff42cfccbd8f788c8dc32c1c309559be0</meta:generator>
  </office:meta>
</office:document-meta>
</file>